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d37cf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 José Antonio Navia Golán </text:p>
      <text:p text:style-name="P4">DEL 01/01/2021 al 31/03/2021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INVESTIGACIÓN EN FÍSICA DEL ESTADO SÓLIDO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DICIEMBRE<text:span text:style-name="T4">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3:39:21.804228</dc:date>
    <meta:print-date>2013-11-19T15:12:00</meta:print-date>
    <meta:editing-cycles>135</meta:editing-cycles>
    <meta:editing-duration>P1DT3H51M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